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45" style:family="paragraph" style:parent-style-name="List_20_Paragraph" style:list-style-name="L1">
      <style:paragraph-properties fo:text-align="start" style:justify-single-word="false"/>
      <style:text-properties officeooo:rsid="008fd9d9" officeooo:paragraph-rsid="008fd9d9"/>
    </style:style>
    <style:style style:name="P4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7" style:family="paragraph" style:parent-style-name="List_20_Paragraph" style:list-style-name="L2">
      <style:paragraph-properties fo:text-align="start" style:justify-single-word="false"/>
      <style:text-properties officeooo:rsid="008a7a05" officeooo:paragraph-rsid="008a7a05"/>
    </style:style>
    <style:style style:name="P48" style:family="paragraph" style:parent-style-name="List_20_Paragraph" style:list-style-name="L2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9" style:family="paragraph" style:parent-style-name="List_20_Paragraph" style:list-style-name="L2">
      <style:paragraph-properties fo:text-align="start" style:justify-single-word="false"/>
      <style:text-properties officeooo:rsid="008da8e9" officeooo:paragraph-rsid="008da8e9"/>
    </style:style>
    <style:style style:name="P50" style:family="paragraph" style:parent-style-name="List_20_Paragraph" style:list-style-name="L3">
      <style:paragraph-properties fo:text-align="start" style:justify-single-word="false"/>
      <style:text-properties officeooo:rsid="00811bdb" officeooo:paragraph-rsid="00811bdb"/>
    </style:style>
    <style:style style:name="P51" style:family="paragraph" style:parent-style-name="List_20_Paragraph" style:list-style-name="L3">
      <style:paragraph-properties fo:text-align="start" style:justify-single-word="false"/>
      <style:text-properties officeooo:rsid="00822f8e" officeooo:paragraph-rsid="00822f8e"/>
    </style:style>
    <style:style style:name="P52" style:family="paragraph" style:parent-style-name="List_20_Paragraph" style:list-style-name="L3">
      <style:paragraph-properties fo:text-align="start" style:justify-single-word="false"/>
      <style:text-properties officeooo:rsid="00841c09" officeooo:paragraph-rsid="00841c09"/>
    </style:style>
    <style:style style:name="P53" style:family="paragraph" style:parent-style-name="List_20_Paragraph" style:list-style-name="L4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54" style:family="paragraph" style:parent-style-name="List_20_Paragraph" style:list-style-name="L5">
      <style:paragraph-properties fo:text-align="start" style:justify-single-word="false"/>
      <style:text-properties officeooo:rsid="007dfe7c" officeooo:paragraph-rsid="007dfe7c"/>
    </style:style>
    <style:style style:name="P55" style:family="paragraph" style:parent-style-name="List_20_Paragraph" style:list-style-name="L6">
      <style:paragraph-properties fo:text-align="start" style:justify-single-word="false"/>
      <style:text-properties officeooo:rsid="0078e705" officeooo:paragraph-rsid="0078e705"/>
    </style:style>
    <style:style style:name="P56" style:family="paragraph" style:parent-style-name="List_20_Paragraph" style:list-style-name="L7"/>
    <style:style style:name="P57" style:family="paragraph" style:parent-style-name="List_20_Paragraph" style:list-style-name="L8">
      <style:paragraph-properties fo:text-align="start" style:justify-single-word="false"/>
      <style:text-properties officeooo:rsid="0078b99f" officeooo:paragraph-rsid="0078b99f"/>
    </style:style>
    <style:style style:name="P58" style:family="paragraph" style:parent-style-name="List_20_Paragraph" style:list-style-name="L9">
      <style:paragraph-properties fo:text-align="start" style:justify-single-word="false"/>
      <style:text-properties officeooo:rsid="00757187" officeooo:paragraph-rsid="00757187"/>
    </style:style>
    <style:style style:name="P59" style:family="paragraph" style:parent-style-name="List_20_Paragraph" style:list-style-name="L9">
      <style:paragraph-properties fo:text-align="start" style:justify-single-word="false"/>
      <style:text-properties officeooo:rsid="0076cfd9" officeooo:paragraph-rsid="0076cfd9"/>
    </style:style>
    <style:style style:name="P60" style:family="paragraph" style:parent-style-name="List_20_Paragraph" style:list-style-name="L10">
      <style:paragraph-properties fo:text-align="start" style:justify-single-word="false"/>
      <style:text-properties officeooo:rsid="00740005" officeooo:paragraph-rsid="00740005"/>
    </style:style>
    <style:style style:name="P61" style:family="paragraph" style:parent-style-name="List_20_Paragraph" style:list-style-name="L11">
      <style:paragraph-properties fo:text-align="start" style:justify-single-word="false"/>
      <style:text-properties officeooo:rsid="006fcdab" officeooo:paragraph-rsid="006fcdab"/>
    </style:style>
    <style:style style:name="P62" style:family="paragraph" style:parent-style-name="List_20_Paragraph" style:list-style-name="L11">
      <style:paragraph-properties fo:text-align="start" style:justify-single-word="false"/>
      <style:text-properties officeooo:rsid="0070744e" officeooo:paragraph-rsid="0070744e"/>
    </style:style>
    <style:style style:name="P63" style:family="paragraph" style:parent-style-name="List_20_Paragraph" style:list-style-name="L11">
      <style:paragraph-properties fo:text-align="start" style:justify-single-word="false"/>
      <style:text-properties officeooo:rsid="0071eb93" officeooo:paragraph-rsid="0071eb93"/>
    </style:style>
    <style:style style:name="P64" style:family="paragraph" style:parent-style-name="List_20_Paragraph" style:list-style-name="L12">
      <style:paragraph-properties fo:text-align="start" style:justify-single-word="false"/>
      <style:text-properties officeooo:rsid="006cdce2" officeooo:paragraph-rsid="006cdce2"/>
    </style:style>
    <style:style style:name="P65" style:family="paragraph" style:parent-style-name="List_20_Paragraph" style:list-style-name="L13">
      <style:paragraph-properties fo:text-align="start" style:justify-single-word="false"/>
      <style:text-properties officeooo:rsid="005f32b3" officeooo:paragraph-rsid="005f32b3"/>
    </style:style>
    <style:style style:name="P66" style:family="paragraph" style:parent-style-name="List_20_Paragraph" style:list-style-name="L13">
      <style:paragraph-properties fo:text-align="start" style:justify-single-word="false"/>
      <style:text-properties officeooo:rsid="0062ec45" officeooo:paragraph-rsid="0062ec45"/>
    </style:style>
    <style:style style:name="P67" style:family="paragraph" style:parent-style-name="List_20_Paragraph" style:list-style-name="L13">
      <style:paragraph-properties fo:text-align="start" style:justify-single-word="false"/>
      <style:text-properties officeooo:rsid="00606dcf" officeooo:paragraph-rsid="00606dcf"/>
    </style:style>
    <style:style style:name="P68" style:family="paragraph" style:parent-style-name="List_20_Paragraph" style:list-style-name="L13">
      <style:paragraph-properties fo:text-align="start" style:justify-single-word="false"/>
      <style:text-properties officeooo:rsid="0062192b" officeooo:paragraph-rsid="0062192b"/>
    </style:style>
    <style:style style:name="P69" style:family="paragraph" style:parent-style-name="List_20_Paragraph" style:list-style-name="L13">
      <style:paragraph-properties fo:text-align="start" style:justify-single-word="false"/>
      <style:text-properties officeooo:rsid="006699f0" officeooo:paragraph-rsid="006699f0"/>
    </style:style>
    <style:style style:name="P70" style:family="paragraph" style:parent-style-name="List_20_Paragraph" style:list-style-name="L14">
      <style:paragraph-properties fo:text-align="start" style:justify-single-word="false"/>
      <style:text-properties officeooo:rsid="005a11fe" officeooo:paragraph-rsid="005a11fe"/>
    </style:style>
    <style:style style:name="P71" style:family="paragraph" style:parent-style-name="List_20_Paragraph" style:list-style-name="L14">
      <style:paragraph-properties fo:text-align="start" style:justify-single-word="false"/>
      <style:text-properties officeooo:rsid="005b1bef" officeooo:paragraph-rsid="005b1bef"/>
    </style:style>
    <style:style style:name="P72" style:family="paragraph" style:parent-style-name="List_20_Paragraph" style:list-style-name="L14">
      <style:paragraph-properties fo:text-align="start" style:justify-single-word="false"/>
      <style:text-properties officeooo:rsid="005b9576" officeooo:paragraph-rsid="005b9576"/>
    </style:style>
    <style:style style:name="P73" style:family="paragraph" style:parent-style-name="List_20_Paragraph" style:list-style-name="L14">
      <style:paragraph-properties fo:text-align="start" style:justify-single-word="false"/>
      <style:text-properties officeooo:rsid="005c33c6" officeooo:paragraph-rsid="005c33c6"/>
    </style:style>
    <style:style style:name="P74" style:family="paragraph" style:parent-style-name="List_20_Paragraph" style:list-style-name="L15">
      <style:paragraph-properties fo:text-align="start" style:justify-single-word="false"/>
      <style:text-properties officeooo:rsid="005118d4" officeooo:paragraph-rsid="005118d4"/>
    </style:style>
    <style:style style:name="P75" style:family="paragraph" style:parent-style-name="List_20_Paragraph" style:list-style-name="L15">
      <style:paragraph-properties fo:text-align="start" style:justify-single-word="false"/>
      <style:text-properties officeooo:rsid="00512b09" officeooo:paragraph-rsid="00512b09"/>
    </style:style>
    <style:style style:name="P76" style:family="paragraph" style:parent-style-name="List_20_Paragraph" style:list-style-name="L15">
      <style:paragraph-properties fo:text-align="start" style:justify-single-word="false"/>
      <style:text-properties officeooo:rsid="0052102c" officeooo:paragraph-rsid="0052102c"/>
    </style:style>
    <style:style style:name="P77" style:family="paragraph" style:parent-style-name="List_20_Paragraph" style:list-style-name="L15">
      <style:paragraph-properties fo:text-align="start" style:justify-single-word="false"/>
      <style:text-properties officeooo:rsid="00567e20" officeooo:paragraph-rsid="00567e20"/>
    </style:style>
    <style:style style:name="P78" style:family="paragraph" style:parent-style-name="List_20_Paragraph" style:list-style-name="L16">
      <style:text-properties officeooo:rsid="002b644d" officeooo:paragraph-rsid="002b644d"/>
    </style:style>
    <style:style style:name="P79" style:family="paragraph" style:parent-style-name="List_20_Paragraph" style:list-style-name="L16">
      <style:paragraph-properties fo:margin-left="0in" fo:margin-right="0in" fo:text-indent="0in" style:auto-text-indent="false"/>
      <style:text-properties officeooo:rsid="00492b25" officeooo:paragraph-rsid="00492b25"/>
    </style:style>
    <style:style style:name="P80" style:family="paragraph" style:parent-style-name="List_20_Paragraph" style:list-style-name="L17">
      <style:text-properties officeooo:rsid="00492b25" officeooo:paragraph-rsid="00492b25"/>
    </style:style>
    <style:style style:name="P81" style:family="paragraph" style:parent-style-name="List_20_Paragraph" style:list-style-name="L17">
      <style:text-properties officeooo:rsid="002a1919" officeooo:paragraph-rsid="002a1919"/>
    </style:style>
    <style:style style:name="P82" style:family="paragraph" style:parent-style-name="List_20_Paragraph" style:list-style-name="L17">
      <style:text-properties officeooo:rsid="002a1919" officeooo:paragraph-rsid="002c1abb"/>
    </style:style>
    <style:style style:name="P83" style:family="paragraph" style:parent-style-name="List_20_Paragraph" style:list-style-name="L17">
      <style:text-properties officeooo:rsid="003380d8" officeooo:paragraph-rsid="003380d8"/>
    </style:style>
    <style:style style:name="P84" style:family="paragraph" style:parent-style-name="List_20_Paragraph" style:list-style-name="L17">
      <style:text-properties officeooo:rsid="004b39f7" officeooo:paragraph-rsid="004b39f7"/>
    </style:style>
    <style:style style:name="P85" style:family="paragraph" style:parent-style-name="List_20_Paragraph" style:list-style-name="L17">
      <style:text-properties officeooo:rsid="0034b4de" officeooo:paragraph-rsid="0034b4de"/>
    </style:style>
    <style:style style:name="P86" style:family="paragraph" style:parent-style-name="List_20_Paragraph" style:list-style-name="L18">
      <style:text-properties officeooo:rsid="0025a843" officeooo:paragraph-rsid="0027588f"/>
    </style:style>
    <style:style style:name="P87" style:family="paragraph" style:parent-style-name="List_20_Paragraph" style:list-style-name="L19">
      <style:text-properties officeooo:paragraph-rsid="0027588f"/>
    </style:style>
    <style:style style:name="P88" style:family="paragraph" style:parent-style-name="List_20_Paragraph" style:list-style-name="L19">
      <style:text-properties officeooo:rsid="004860f5" officeooo:paragraph-rsid="004860f5"/>
    </style:style>
    <style:style style:name="P89" style:family="paragraph" style:parent-style-name="List_20_Paragraph" style:list-style-name="L20">
      <style:text-properties officeooo:paragraph-rsid="001f3efc"/>
    </style:style>
    <style:style style:name="P90" style:family="paragraph" style:parent-style-name="List_20_Paragraph" style:list-style-name="L20">
      <style:text-properties officeooo:rsid="00460db4" officeooo:paragraph-rsid="00460db4"/>
    </style:style>
    <style:style style:name="P91" style:family="paragraph" style:parent-style-name="List_20_Paragraph" style:list-style-name="L22">
      <style:text-properties officeooo:rsid="00460db4" officeooo:paragraph-rsid="00460db4"/>
    </style:style>
    <style:style style:name="P92" style:family="paragraph" style:parent-style-name="List_20_Paragraph" style:list-style-name="L20">
      <style:text-properties officeooo:rsid="0047bf5d" officeooo:paragraph-rsid="0047bf5d"/>
    </style:style>
    <style:style style:name="P93" style:family="paragraph" style:parent-style-name="List_20_Paragraph" style:list-style-name="L21">
      <style:text-properties officeooo:paragraph-rsid="001f3efc"/>
    </style:style>
    <style:style style:name="P94" style:family="paragraph" style:parent-style-name="List_20_Paragraph" style:list-style-name="L21">
      <style:text-properties officeooo:rsid="004724a1" officeooo:paragraph-rsid="004724a1"/>
    </style:style>
    <style:style style:name="P95" style:family="paragraph" style:parent-style-name="List_20_Paragraph" style:list-style-name="L21">
      <style:text-properties officeooo:rsid="004f74ad" officeooo:paragraph-rsid="004f74ad"/>
    </style:style>
    <style:style style:name="P96" style:family="paragraph" style:parent-style-name="List_20_Paragraph" style:list-style-name="L22">
      <style:text-properties officeooo:paragraph-rsid="0020acc2"/>
    </style:style>
    <style:style style:name="P97" style:family="paragraph" style:parent-style-name="List_20_Paragraph" style:list-style-name="L22">
      <style:text-properties officeooo:rsid="0020acc2" officeooo:paragraph-rsid="0020acc2"/>
    </style:style>
    <style:style style:name="P98" style:family="paragraph" style:parent-style-name="List_20_Paragraph" style:list-style-name="L22">
      <style:text-properties officeooo:rsid="001f3efc" officeooo:paragraph-rsid="0020acc2"/>
    </style:style>
    <style:style style:name="P99" style:family="paragraph" style:parent-style-name="List_20_Paragraph" style:list-style-name="L23">
      <style:text-properties officeooo:rsid="001e7f9a" officeooo:paragraph-rsid="002bbda0"/>
    </style:style>
    <style:style style:name="P100" style:family="paragraph" style:parent-style-name="List_20_Paragraph" style:list-style-name="L23">
      <style:text-properties officeooo:rsid="001e7f9a" officeooo:paragraph-rsid="003d58ff"/>
    </style:style>
    <style:style style:name="P101" style:family="paragraph" style:parent-style-name="List_20_Paragraph" style:list-style-name="L24">
      <style:text-properties officeooo:rsid="001e7f9a" officeooo:paragraph-rsid="003a681f"/>
    </style:style>
    <style:style style:name="P102" style:family="paragraph" style:parent-style-name="List_20_Paragraph" style:list-style-name="L23">
      <style:text-properties officeooo:rsid="0040ed76" officeooo:paragraph-rsid="0040ed76"/>
    </style:style>
    <style:style style:name="P103" style:family="paragraph" style:parent-style-name="List_20_Paragraph" style:list-style-name="L24">
      <style:text-properties officeooo:paragraph-rsid="001e7f9a"/>
    </style:style>
    <style:style style:name="P104" style:family="paragraph" style:parent-style-name="List_20_Paragraph" style:list-style-name="L24">
      <style:text-properties officeooo:paragraph-rsid="003a681f"/>
    </style:style>
    <style:style style:name="P105" style:family="paragraph" style:parent-style-name="List_20_Paragraph" style:list-style-name="L24">
      <style:text-properties officeooo:rsid="003e1592" officeooo:paragraph-rsid="003e1592"/>
    </style:style>
    <style:style style:name="P10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107" style:family="paragraph" style:parent-style-name="List_20_Paragraph" style:list-style-name="L25">
      <style:paragraph-properties fo:text-align="start" style:justify-single-word="false"/>
      <style:text-properties officeooo:rsid="0091ad06" officeooo:paragraph-rsid="0091ad06"/>
    </style:style>
    <style:style style:name="P108" style:family="paragraph" style:parent-style-name="List_20_Paragraph" style:list-style-name="L25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109" style:family="paragraph" style:parent-style-name="List_20_Paragraph" style:list-style-name="L25">
      <style:paragraph-properties fo:text-align="start" style:justify-single-word="false"/>
      <style:text-properties officeooo:rsid="009497bc" officeooo:paragraph-rsid="009497bc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Weekly Update #9</text:p>
      <text:p text:style-name="P106">11/11/2022</text:p>
      <text:p text:style-name="P106">Hours: 3</text:p>
      <text:list xml:id="list4240870565" text:style-name="L25">
        <text:list-item>
          <text:p text:style-name="P107">Added lots of methods to state</text:p>
          <text:list>
            <text:list-item>
              <text:p text:style-name="P107">Lots of redundant code for api refactored into state calls instead</text:p>
              <text:list>
                <text:list-item>
                  <text:p text:style-name="P107">this reduces the number of times I need to call the server in order to get basic things such as:</text:p>
                  <text:list>
                    <text:list-item>
                      <text:p text:style-name="P107">group members</text:p>
                    </text:list-item>
                    <text:list-item>
                      <text:p text:style-name="P107">user id</text:p>
                    </text:list-item>
                    <text:list-item>
                      <text:p text:style-name="P107">user name</text:p>
                    </text:list-item>
                    <text:list-item>
                      <text:p text:style-name="P107">group inform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Touched basically every file today, I plan to continue to consolidate api methods similarly</text:p>
          <text:list>
            <text:list-item>
              <text:list>
                <text:list-header>
                  <text:p text:style-name="P108"/>
                </text:list-header>
              </text:list>
            </text:list-item>
          </text:list>
        </text:list-item>
      </text:list>
      <text:p text:style-name="P43"/>
      <text:p text:style-name="P44">11/10/2022</text:p>
      <text:p text:style-name="P44">Hours: 3</text:p>
      <text:list xml:id="list2441860032" text:style-name="L1">
        <text:list-item>
          <text:p text:style-name="P45">Worked on Calendar</text:p>
          <text:list>
            <text:list-item>
              <text:p text:style-name="P45">Another api route set up for editing events</text:p>
            </text:list-item>
            <text:list-item>
              <text:p text:style-name="P45">also explored a better way of setting up routes</text:p>
              <text:list>
                <text:list-item>
                  <text:p text:style-name="P45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45">Learned about using Vuex state</text:p>
          <text:list>
            <text:list-item>
              <text:p text:style-name="P45">Initial state setup for groups and users</text:p>
              <text:list>
                <text:list-item>
                  <text:p text:style-name="P45"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4068369036" text:style-name="L2">
        <text:list-item>
          <text:p text:style-name="P47">Worked on email invitations</text:p>
          <text:list>
            <text:list-item>
              <text:p text:style-name="P47">Emails are sent properly to recipients</text:p>
            </text:list-item>
            <text:list-item>
              <text:p text:style-name="P47"><text:span text:style-name="T23">N</text:span>eed to set up ability to join group</text:p>
            </text:list-item>
            <text:list-item>
              <text:p text:style-name="P49">api link to send email</text:p>
            </text:list-item>
            <text:list-item>
              <text:p text:style-name="P49">new email package found for sending emails</text:p>
            </text:list-item>
            <text:list-item>
              <text:p text:style-name="P49">area to enter the recipients email</text:p>
            </text:list-item>
          </text:list>
          <text:p text:style-name="P48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3446052478" text:style-name="L3">
        <text:list-item>
          <text:p text:style-name="P50">Can remove users from group</text:p>
        </text:list-item>
        <text:list-item>
          <text:p text:style-name="P50">Can see users contact info in settings</text:p>
        </text:list-item>
        <text:list-item>
          <text:p text:style-name="P51">Can change group name</text:p>
        </text:list-item>
        <text:list-item>
          <text:p text:style-name="P52">Changed <text:span text:style-name="T20">various </text:span>minor things around the project</text:p>
          <text:p text:style-name="P52"/>
        </text:list-item>
      </text:list>
      <text:p text:style-name="P33"/>
      <text:p text:style-name="P33">Weekly Update # <text:span text:style-name="T16">7</text:span></text:p>
      <text:p text:style-name="P37"><text:soft-page-break/>10/31/2022</text:p>
      <text:p text:style-name="P37">Hours: 6</text:p>
      <text:p text:style-name="P37">Note: <text:span text:style-name="T19">Need to fix some styling for things I worked on today but lots of progress</text:span></text:p>
      <text:list xml:id="list2973990281" text:style-name="L4">
        <text:list-item>
          <text:p text:style-name="P53">Grocery list finished</text:p>
        </text:list-item>
        <text:list-item>
          <text:p text:style-name="P53">Chore list finished</text:p>
        </text:list-item>
        <text:list-item>
          <text:p text:style-name="P53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4038058771" text:style-name="L5">
        <text:list-item>
          <text:p text:style-name="P54">Finished almost entire grocery list area</text:p>
          <text:list>
            <text:list-item>
              <text:p text:style-name="P54">Routes</text:p>
            </text:list-item>
            <text:list-item>
              <text:p text:style-name="P54">Create a list</text:p>
            </text:list-item>
            <text:list-item>
              <text:p text:style-name="P54">add items</text:p>
            </text:list-item>
            <text:list-item>
              <text:p text:style-name="P54">remove items</text:p>
            </text:list-item>
            <text:list-item>
              <text:p text:style-name="P54">Check off items</text:p>
            </text:list-item>
            <text:list-item>
              <text:p text:style-name="P54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329238308" text:style-name="L6">
        <text:list-item>
          <text:p text:style-name="P55">Create transaction screen</text:p>
          <text:list>
            <text:list-item>
              <text:p text:style-name="P55">Fixed screen for mobile users</text:p>
            </text:list-item>
            <text:list-item>
              <text:p text:style-name="P55">After user types in amount, also calculates percentage and amount owed per user</text:p>
            </text:list-item>
            <text:list-item>
              <text:p text:style-name="P55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2650245529" text:style-name="L7">
        <text:list-item>
          <text:p text:style-name="P56">Form validation on create a transaction</text:p>
        </text:list-item>
        <text:list-item>
          <text:p text:style-name="P56">Drew out some of the database relationships for a final project</text:p>
        </text:list-item>
        <text:list-item>
          <text:p text:style-name="P56">A lot commenting / documentation for my code</text:p>
        </text:list-item>
        <text:list-item>
          <text:p text:style-name="P56">Researched google calendar a bit (compare with fullCalendar)</text:p>
        </text:list-item>
        <text:list-item>
          <text:p text:style-name="P56"/>
        </text:list-item>
      </text:list>
      <text:p text:style-name="P24">Weekly Update #5</text:p>
      <text:p text:style-name="P31">10/18/2022</text:p>
      <text:p text:style-name="P31">Hours: 1.5</text:p>
      <text:list xml:id="list3024399527" text:style-name="L8">
        <text:list-item>
          <text:p text:style-name="P57">Attempted form validation (for some reason form refreshes page and causes api calls to not work)</text:p>
        </text:list-item>
        <text:list-item>
          <text:p text:style-name="P57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2485000316" text:style-name="L9">
        <text:list-item>
          <text:p text:style-name="P58">Another Api route created to find specific user debt</text:p>
        </text:list-item>
        <text:list-item>
          <text:p text:style-name="P58">Created whole view debt component</text:p>
          <text:list>
            <text:list-item>
              <text:p text:style-name="P58">Pay off debt</text:p>
              <text:list>
                <text:list-item>
                  <text:p text:style-name="P58"><text:soft-page-break/>Debt instantly removed from table</text:p>
                </text:list-item>
                <text:list-item>
                  <text:p text:style-name="P58">Debt marked as payed</text:p>
                </text:list-item>
              </text:list>
            </text:list-item>
            <text:list-item>
              <text:p text:style-name="P58">View Transaction</text:p>
            </text:list-item>
          </text:list>
        </text:list-item>
        <text:list-item>
          <text:p text:style-name="P59">Misc items</text:p>
        </text:list-item>
      </text:list>
      <text:p text:style-name="P24"/>
      <text:p text:style-name="P29">10/16/2022</text:p>
      <text:p text:style-name="P29">Hours: 2.5</text:p>
      <text:list xml:id="list3652624084" text:style-name="L10">
        <text:list-item>
          <text:p text:style-name="P60">Changed theme of site</text:p>
          <text:list>
            <text:list-item>
              <text:p text:style-name="P60">Font</text:p>
            </text:list-item>
            <text:list-item>
              <text:p text:style-name="P60">Colors</text:p>
            </text:list-item>
            <text:list-item>
              <text:p text:style-name="P60">Table changes</text:p>
            </text:list-item>
          </text:list>
        </text:list-item>
        <text:list-item>
          <text:p text:style-name="P60">Set up good portion of debt</text:p>
          <text:list>
            <text:list-item>
              <text:p text:style-name="P60">Adds debt to user on transaction creation</text:p>
            </text:list-item>
            <text:list-item>
              <text:p text:style-name="P60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577184577" text:style-name="L11">
        <text:list-item>
          <text:p text:style-name="P61">Added row double click to view transaction details on each row of table</text:p>
        </text:list-item>
        <text:list-item>
          <text:p text:style-name="P61">Back buttons on each tab so users can go to and from</text:p>
          <text:list>
            <text:list-item>
              <text:p text:style-name="P61">Financial</text:p>
            </text:list-item>
            <text:list-item>
              <text:p text:style-name="P61">View Transaction</text:p>
            </text:list-item>
            <text:list-item>
              <text:p text:style-name="P61">Create Transactions</text:p>
            </text:list-item>
          </text:list>
        </text:list-item>
        <text:list-item>
          <text:p text:style-name="P61">Created new table to work on user debt storage</text:p>
        </text:list-item>
        <text:list-item>
          <text:p text:style-name="P61">Little bit of CSS here and there (Website still looks ugly though)</text:p>
        </text:list-item>
        <text:list-item>
          <text:p text:style-name="P62">Fixed a bug where the page would load before making the API call to get the group information</text:p>
          <text:list>
            <text:list-item>
              <text:p text:style-name="P62">(Just made mounted async and added awaits to gathering information)</text:p>
            </text:list-item>
          </text:list>
        </text:list-item>
        <text:list-item>
          <text:p text:style-name="P63">Created user Debt route in API</text:p>
        </text:list-item>
        <text:list-item>
          <text:p text:style-name="P63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4023233529" text:style-name="L12">
        <text:list-item>
          <text:p text:style-name="P64">Users can now create transactions</text:p>
        </text:list-item>
        <text:list-item>
          <text:p text:style-name="P64">Transactions popup in list in financial dashboard</text:p>
        </text:list-item>
        <text:list-item>
          <text:p text:style-name="P64">Transaction routes set up</text:p>
        </text:list-item>
      </text:list>
      <text:p text:style-name="P25"/>
      <text:p text:style-name="P26">10/15/2022</text:p>
      <text:p text:style-name="P26">Hours: 3</text:p>
      <text:list xml:id="list3229260308" text:style-name="L13">
        <text:list-item>
          <text:p text:style-name="P65">Admin tab skeleton made</text:p>
          <text:list>
            <text:list-item>
              <text:p text:style-name="P65">Allows users to invite other members to the group</text:p>
            </text:list-item>
            <text:list-item>
              <text:p text:style-name="P66">New Api route to invite users to a group</text:p>
            </text:list-item>
          </text:list>
        </text:list-item>
        <text:list-item>
          <text:p text:style-name="P67">Groundwork done to allow users to switch between different views in their group tab</text:p>
        </text:list-item>
        <text:list-item>
          <text:p text:style-name="P68">Spent some time trying to consolidate all api calls to their own individual files</text:p>
          <text:list>
            <text:list-item>
              <text:p text:style-name="P68">Had issues with this</text:p>
              <text:list>
                <text:list-item>
                  <text:p text:style-name="P68">Kept returning a promise instead of the actual data I wanted so none of the pages loaded</text:p>
                </text:list-item>
                <text:list-item>
                  <text:p text:style-name="P68">Will revisit this issue later</text:p>
                </text:list-item>
              </text:list>
            </text:list-item>
          </text:list>
        </text:list-item>
        <text:list-item>
          <text:p text:style-name="P69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><text:soft-page-break/></text:p>
      <text:p text:style-name="P25">10/11/2022</text:p>
      <text:p text:style-name="P25">Hours: 3</text:p>
      <text:list xml:id="list3174453893" text:style-name="L14">
        <text:list-item>
          <text:p text:style-name="P70">Created an area to add transactions</text:p>
          <text:list>
            <text:list-item>
              <text:p text:style-name="P71">Dynamic for <text:span text:style-name="T13">adding multiple amounts to different people</text:span></text:p>
            </text:list-item>
          </text:list>
        </text:list-item>
        <text:list-item>
          <text:p text:style-name="P70">Created table to hold transactions</text:p>
        </text:list-item>
        <text:list-item>
          <text:p text:style-name="P70">Started setting up routes for finances</text:p>
          <text:list>
            <text:list-item>
              <text:p text:style-name="P70">( I think this is mostly done)</text:p>
            </text:list-item>
          </text:list>
        </text:list-item>
        <text:list-item>
          <text:p text:style-name="P72">Navbar created in group dashboard</text:p>
          <text:list>
            <text:list-item>
              <text:p text:style-name="P73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288171294" text:style-name="L15">
        <text:list-item>
          <text:p text:style-name="P74">Working on financial section now</text:p>
          <text:list>
            <text:list-item>
              <text:p text:style-name="P75">Currently have bare-bones page passed along the groupID and each of the group members info</text:p>
            </text:list-item>
            <text:list-item>
              <text:p text:style-name="P76">Debating about how to handle data <text:span text:style-name="T12">in this section</text:span></text:p>
            </text:list-item>
          </text:list>
        </text:list-item>
        <text:list-item>
          <text:p text:style-name="P74">Added userinfo table to store names, contact info, etc..</text:p>
          <text:list>
            <text:list-item>
              <text:p text:style-name="P77">When entering group dashboard</text:p>
              <text:list>
                <text:list-item>
                  <text:p text:style-name="P77">Automatically checks if user already entered into userinfo table</text:p>
                  <text:list>
                    <text:list-item>
                      <text:p text:style-name="P77">if not then creates an entry</text:p>
                    </text:list-item>
                    <text:list-item>
                      <text:p text:style-name="P77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added financial table to store transactions</text:p>
        </text:list-item>
        <text:list-item>
          <text:p text:style-name="P74">API routes to access userinfo</text:p>
          <text:list>
            <text:list-item>
              <text:p text:style-name="P74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1108816580" text:style-name="L16">
        <text:list-item>
          <text:p text:style-name="P78">Front end now allows you to select current group and go to it (Barren view currently)</text:p>
        </text:list-item>
        <text:list-item>
          <text:p text:style-name="P78">Set up initial dashboard area <text:span text:style-name="T10">API</text:span> calls <text:span text:style-name="T11">for group</text:span></text:p>
        </text:list-item>
        <text:list-item>
          <text:p text:style-name="P78">After selecting group you are sent to new page along with groupID prop that you can use to pull group data</text:p>
          <text:list>
            <text:list-item>
              <text:p text:style-name="P78">Members info</text:p>
            </text:list-item>
            <text:list-item>
              <text:p text:style-name="P78">Group info</text:p>
            </text:list-item>
            <text:list-item>
              <text:p text:style-name="P78">Set up another <text:span text:style-name="T9">API</text:span> route to allow finding members from specific groupID</text:p>
            </text:list-item>
          </text:list>
          <text:p text:style-name="P79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2865649661" text:style-name="L17">
        <text:list-item>
          <text:p text:style-name="P81">Added section to front end that will allow users to create, join, and go to your current groups</text:p>
        </text:list-item>
        <text:list-item>
          <text:p text:style-name="P82">Changed a table and a couple columns containing user data in database </text:p>
          <text:list>
            <text:list-item>
              <text:p text:style-name="P82">(realized that current table setup did now allow me to record group member names)</text:p>
            </text:list-item>
          </text:list>
        </text:list-item>
        <text:list-item>
          <text:p text:style-name="P83">Created rough templates of how group area would look (Figma.com)</text:p>
        </text:list-item>
        <text:list-item>
          <text:p text:style-name="P84">Logbook and Schematics pushed in git repo now instead of separate file storage</text:p>
        </text:list-item>
        <text:list-item>
          <text:p text:style-name="P85">Edited multiple routes on <text:span text:style-name="T8">API</text:span></text:p>
          <text:list>
            <text:list-item>
              <text:p text:style-name="P80"><text:soft-page-break/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729817259" text:style-name="L18">
        <text:list-item>
          <text:p text:style-name="P86">Kind of had to redesign how I was setting up the database to handle groups now that I have user accounts working</text:p>
        </text:list-item>
        <text:list-item>
          <text:p text:style-name="P86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3799866126" text:style-name="L19">
        <text:list-item>
          <text:p text:style-name="P87">Creating a group automatically makes next call to add user to the group</text:p>
        </text:list-item>
        <text:list-item>
          <text:p text:style-name="P87">Navbar, login, logout, baren roommate dashboard with ugly white background</text:p>
        </text:list-item>
        <text:list-item>
          <text:p text:style-name="P87">Once you log in, all groups related to you are pulled in and seen</text:p>
        </text:list-item>
        <text:list-item>
          <text:p text:style-name="P88">API routes more modular</text:p>
          <text:list>
            <text:list-item>
              <text:p text:style-name="P88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54704619" text:style-name="L20">
        <text:list-item>
          <text:p text:style-name="P89">Get unique key from each user</text:p>
        </text:list-item>
        <text:list-item>
          <text:p text:style-name="P89">Began implementing some routes in Node API</text:p>
        </text:list-item>
        <text:list-item>
          <text:p text:style-name="P90">Updated README with useful information and commands</text:p>
        </text:list-item>
        <text:list-item>
          <text:p text:style-name="P92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2935670396" text:style-name="L21">
        <text:list-item>
          <text:p text:style-name="P93">User accounts working <text:span text:style-name="T3">(Can log in with google accounts)</text:span></text:p>
        </text:list-item>
        <text:list-item>
          <text:p text:style-name="P93">Log in </text:p>
        </text:list-item>
        <text:list-item>
          <text:p text:style-name="P93">Log out</text:p>
        </text:list-item>
        <text:list-item>
          <text:p text:style-name="P94">Found NPM software to auto restart Node API when saving file</text:p>
        </text:list-item>
        <text:list-item>
          <text:p text:style-name="P95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1607223469" text:style-name="L22">
        <text:list-item>
          <text:p text:style-name="P96">Re-made git library</text:p>
        </text:list-item>
        <text:list-item>
          <text:p text:style-name="P97">Re-made vue project</text:p>
        </text:list-item>
        <text:list-item>
          <text:p text:style-name="P96"><text:span text:style-name="T2">E</text:span>nvironment match with my production environment</text:p>
        </text:list-item>
        <text:list-item>
          <text:p text:style-name="P96">Git pushes on master branch will auto build on production</text:p>
        </text:list-item>
        <text:list-item>
          <text:p text:style-name="P98"><text:soft-page-break/>Routes work on both production and local dev environment</text:p>
        </text:list-item>
        <text:list-item>
          <text:p text:style-name="P97">Set up proxy to work with local API</text:p>
        </text:list-item>
        <text:list-item>
          <text:p text:style-name="P91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885214714" text:style-name="L23">
        <text:list-item>
          <text:p text:style-name="P99">issues getting the server to run</text:p>
        </text:list-item>
        <text:list-item>
          <text:p text:style-name="P100">I tried to set up just a test database to pull data from using postgresql </text:p>
        </text:list-item>
        <text:list-item>
          <text:p text:style-name="P99">learning to use node as an api for the database</text:p>
        </text:list-item>
        <text:list-item>
          <text:p text:style-name="P102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868383507" text:style-name="L24">
        <text:list-item>
          <text:p text:style-name="P103">I had issues getting my github to let me log in</text:p>
        </text:list-item>
        <text:list-item>
          <text:p text:style-name="P105">Initial Vue project created</text:p>
        </text:list-item>
        <text:list-item>
          <text:p text:style-name="P103">It took me a little while to get a functional test running</text:p>
        </text:list-item>
        <text:list-item>
          <text:p text:style-name="P104">I had several issues getting the database to run</text:p>
        </text:list-item>
        <text:list-item>
          <text:p text:style-name="P101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11T15:03:51.514042174</dc:date>
    <meta:editing-duration>PT1H52M40S</meta:editing-duration>
    <meta:editing-cycles>103</meta:editing-cycles>
    <meta:document-statistic meta:table-count="0" meta:image-count="0" meta:object-count="0" meta:page-count="6" meta:paragraph-count="212" meta:word-count="1441" meta:character-count="7394" meta:non-whitespace-character-count="6302"/>
  </office:meta>
</office:document-meta>
</file>